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210" officeooo:paragraph-rsid="0000c210"/>
    </style:style>
    <style:style style:name="P2" style:family="paragraph" style:parent-style-name="Standard">
      <style:text-properties fo:font-weight="bold" officeooo:rsid="0000c210" officeooo:paragraph-rsid="0000c21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c210" officeooo:paragraph-rsid="0000c210" style:font-weight-asian="bold" style:font-weight-complex="bold"/>
    </style:style>
    <style:style style:name="P4" style:family="paragraph" style:parent-style-name="Standard">
      <style:text-properties fo:color="#ce181e" fo:font-style="italic" style:text-underline-style="solid" style:text-underline-width="auto" style:text-underline-color="font-color" officeooo:rsid="0000c210" officeooo:paragraph-rsid="0000c210" style:font-style-asian="italic" style:font-style-complex="italic"/>
    </style:style>
    <style:style style:name="P5" style:family="paragraph" style:parent-style-name="Standard">
      <style:text-properties style:font-name="DejaVu Sans Light" fo:font-size="16pt" officeooo:rsid="0000c210" officeooo:paragraph-rsid="0000c210"/>
    </style:style>
    <style:style style:name="P6" style:family="paragraph" style:parent-style-name="Standard">
      <style:text-properties officeooo:rsid="0000e03a" officeooo:paragraph-rsid="0000e03a"/>
    </style:style>
    <style:style style:name="T1" style:family="text">
      <style:text-properties fo:color="#ce181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sto es una prueba de documento. </text:h>
      <text:p text:style-name="P1"/>
      <text:p text:style-name="P2">Primer párrafo de prueba.</text:p>
      <text:p text:style-name="P4">Segundo párrafo de prueba.</text:p>
      <text:p text:style-name="P5">Tercer párrafo de prueba.</text:p>
      <text:p text:style-name="P3">Cuarto párrafo de prueba.</text:p>
      <text:p text:style-name="P3">Quinto párrafo de prueba.</text:p>
      <text:p text:style-name="P6">Sexto <text:span text:style-name="T1">párrafo</text:span> de prueba.</text:p>
      <text:p text:style-name="P6">Séptimo párrafo de prueb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0:28:46.723026680</meta:creation-date>
    <dc:date>2019-03-29T10:37:45.549444175</dc:date>
    <meta:editing-duration>PT5M4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4" meta:character-count="209" meta:non-whitespace-character-count="182"/>
  </office:meta>
</office:document-meta>
</file>